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5889e" style:font-size-asian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officeooo:paragraph-rsid="0017ec96"/>
    </style:style>
    <style:style style:name="P6" style:family="paragraph" style:parent-style-name="Standard" style:list-style-name="L3">
      <style:text-properties officeooo:paragraph-rsid="00193925"/>
    </style:style>
    <style:style style:name="P7" style:family="paragraph" style:parent-style-name="Standard">
      <style:text-properties officeooo:paragraph-rsid="00193925"/>
    </style:style>
    <style:style style:name="P8" style:family="paragraph" style:parent-style-name="Standard">
      <style:text-properties officeooo:paragraph-rsid="001a435b"/>
    </style:style>
    <style:style style:name="T1" style:family="text">
      <style:text-properties officeooo:rsid="0017ec96"/>
    </style:style>
    <style:style style:name="T2" style:family="text">
      <style:text-properties officeooo:rsid="00193925"/>
    </style:style>
    <style:style style:name="T3" style:family="text">
      <style:text-properties officeooo:rsid="00198056"/>
    </style:style>
    <style:style style:name="T4" style:family="text">
      <style:text-properties officeooo:rsid="001a43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58710688" text:style-name="L1">
        <text:list-item>
          <text:p text:style-name="P3">Bài tập 4: Cho biết kết quả hiển thị ra màn hình nếu file “abc.txt” có nội dung.</text:p>
        </text:list-item>
      </text:list>
      <text:p text:style-name="P1"/>
      <text:p text:style-name="P2"><text:tab/>Số dòng 3</text:p>
      <text:p text:style-name="P2"><text:tab/>1. ABC123</text:p>
      <text:p text:style-name="P2"><text:tab/>2. 123ABC</text:p>
      <text:p text:style-name="P2"><text:tab/>3. AB12C3</text:p>
      <text:p text:style-name="Standard"><text:tab/></text:p>
      <text:list xml:id="list4213456939" text:style-name="L2">
        <text:list-item>
          <text:p text:style-name="P4">BRANCHING MECHANISM (6)</text:p>
        </text:list-item>
      </text:list>
      <text:p text:style-name="Standard"><text:span text:style-name="T1"><text:tab/>Bài tập. </text:span>Cho biết kết quả chương trình</text:p>
      <text:p text:style-name="Standard"><text:tab/></text:p>
      <text:p text:style-name="Standard"><text:tab/><text:span text:style-name="T1">+Chương trình 1 output: “Exit program”.</text:span></text:p>
      <text:p text:style-name="Standard"><text:tab/><text:span text:style-name="T1">+Chương trình 2 output: “Program is still alive”</text:span></text:p>
      <text:p text:style-name="Standard"><text:tab/><text:tab/><text:tab/><text:tab/> <text:s text:c="3"/>“Exit program”.</text:p>
      <text:list xml:id="list3855590390" text:style-name="L3">
        <text:list-item>
          <text:p text:style-name="P5">LOOP(<text:span text:style-name="T1">2)</text:span></text:p>
          <text:p text:style-name="P5">Bài tập Kết quả hiển thị ra màn hình </text:p>
          <text:p text:style-name="P6"><text:span text:style-name="T1">+Chương trình 1 output: </text:span><text:span text:style-name="T2">(5,4,3,2,1,0).</text:span></text:p>
          <text:p text:style-name="P6"><text:span text:style-name="T2">+Chương trình 2 output: (6,5,4,3,2,1).</text:span></text:p>
          <text:p text:style-name="P6"><text:span text:style-name="T2">+Chương trình 3 output: (112,114,116,118,120,122,124,126,-128);</text:span><text:tab/></text:p>
          <text:p text:style-name="P6"><text:span text:style-name="T2">+Chương trình 4 output: (112,114,116,118,120,122,124,126,-128);</text:span></text:p>
        </text:list-item>
        <text:list-item>
          <text:p text:style-name="P6">LOOP(<text:span text:style-name="T3">9)</text:span></text:p>
          <text:p text:style-name="P6">Bài tập. Tìm lỗi chương trình bên dưới.</text:p>
        </text:list-item>
      </text:list>
      <text:p text:style-name="P8"><text:tab/><text:span text:style-name="T4">Chương trình sẽ không thể thoát vì s.toLowerCase() thì s sẽ vẫn giữ nguyên vì vậy dùng <text:tab/>s=s.toLowerCase() để thay đổi s. Và thay đổi điều kiện thoát while((c!=’a’)&amp;&amp;(c!=’b’));</text:span></text:p>
      <text:p text:style-name="P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21:47:25.033017291</meta:creation-date>
    <dc:date>2021-10-14T15:19:57.898766357</dc:date>
    <meta:editing-duration>PT20M3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32" meta:character-count="776" meta:non-whitespace-character-count="651"/>
  </office:meta>
</office:document-meta>
</file>